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03d" officeooo:paragraph-rsid="0000b03d"/>
    </style:style>
    <style:style style:name="P2" style:family="paragraph" style:parent-style-name="Standard" style:list-style-name="L1">
      <style:text-properties officeooo:rsid="0000b03d" officeooo:paragraph-rsid="0000b0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</text:p>
      <text:p text:style-name="P1"/>
      <text:p text:style-name="P1">Write an evaluation for your work and end of project.</text:p>
      <text:list xml:id="list2698222486130385347" text:style-name="L1">
        <text:list-item>
          <text:p text:style-name="P2">Summery of the works and procedures learned</text:p>
        </text:list-item>
      </text:list>
      <text:p text:style-name="P1"><text:s/>Finish off PPR before the end of summ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3:47:26.130000000</meta:creation-date>
    <dc:date>2014-06-26T13:58:18.365000000</dc:date>
    <meta:editing-duration>P0D</meta:editing-duration>
    <meta:editing-cycles>1</meta:editing-cycles>
    <meta:document-statistic meta:table-count="0" meta:image-count="0" meta:object-count="0" meta:page-count="1" meta:paragraph-count="4" meta:word-count="27" meta:character-count="139" meta:non-whitespace-character-count="116"/>
    <meta:generator>LibreOffice/4.2.3.3$Windows_x86 LibreOffice_project/882f8a0a489bc99a9e60c7905a60226254cb6ff0</meta:generator>
  </office:meta>
</office:document-meta>
</file>